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E0000015E378657378F99BD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opacity="0%" draw:fill="solid" draw:fill-color="#2c2c2c" draw:textarea-horizontal-align="justify" draw:textarea-vertical-align="middle" draw:auto-grow-height="false" fo:min-height="18.35cm" fo:min-width="20.7cm"/>
    </style:style>
    <style:style style:name="gr2" style:family="graphic" style:parent-style-name="standard">
      <style:graphic-properties svg:stroke-opacity="0%" draw:fill="none" draw:opacity="0%" draw:textarea-vertical-align="middle" draw:fontwork-style="rotate"/>
    </style:style>
    <style:style style:name="gr3" style:family="graphic" style:parent-style-name="standard">
      <style:graphic-properties svg:stroke-opacity="0%" draw:textarea-vertical-align="middle" draw:shadow="visible" draw:shadow-offset-x="0cm" draw:shadow-offset-y="-0.071cm" draw:shadow-color="#ffffff" draw:shadow-opacity="100%" draw:fontwork-style="rotate" draw:fontwork-adjust="center" draw:fontwork-distance="0cm" draw:fontwork-start="0cm" draw:fontwork-mirror="true" draw:fontwork-shadow="normal" draw:fontwork-shadow-offset-x="0cm" draw:fontwork-shadow-offset-y="0cm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2c2c2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0%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d15c22"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d15c22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1.2cm" svg:height="18.6cm" svg:x="-0.2cm" svg:y="3.6cm">
          <text:p/>
          <draw:enhanced-geometry svg:viewBox="0 0 21600 21600" draw:type="rectangle" draw:enhanced-path="M 0 0 L 21600 0 21600 21600 0 21600 0 0 Z N"/>
        </draw:custom-shape>
        <draw:ellipse draw:style-name="gr2" draw:text-style-name="P3" draw:layer="layout" svg:width="10.46cm" svg:height="9.047cm" draw:transform="skewX (0.0767944870877505) rotate (1.26361837844389) translate (4.911cm 17.503cm)" draw:kind="arc" draw:start-angle="229.86" draw:end-angle="172.86">
          <text:p text:style-name="P2"><text:span text:style-name="T1">VALIDATOR CENTER</text:span></text:p>
        </draw:ellipse>
        <draw:ellipse draw:style-name="gr3" draw:text-style-name="P4" draw:layer="layout" svg:width="20.133cm" svg:height="35.501cm" draw:transform="rotate (0.0586430628670095) translate (-0.898cm -14.724cm)" draw:kind="arc" draw:start-angle="216.43" draw:end-angle="319.91">
          <text:p text:style-name="P2"><text:span text:style-name="T2">MINTER</text:span></text:p>
        </draw:ellipse>
        <draw:frame draw:style-name="gr4" draw:text-style-name="P5" draw:layer="layout" svg:width="9.268cm" svg:height="9.268cm" svg:x="5.932cm" svg:y="9.1cm">
          <draw:image xlink:href="Pictures/100002010000015E0000015E378657378F99BD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2:24:53.768000000</meta:creation-date>
    <dc:date>2018-09-10T13:10:58</dc:date>
    <meta:editing-duration>PT6M21S</meta:editing-duration>
    <meta:editing-cycles>2</meta:editing-cycles>
    <meta:generator>LibreOffice/6.0.3.2$Windows_x86 LibreOffice_project/8f48d515416608e3a835360314dac7e47fd0b821</meta:generator>
    <meta:document-statistic meta:object-count="4"/>
  </office:meta>
</office:document-meta>
</file>